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F43000006D854A2A369.jpg" manifest:media-type=""/>
  <manifest:file-entry manifest:full-path="Pictures/100000000000081300000B6BA36A3CC0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text-properties style:language-asian="zxx" style:country-asian="none"/>
    </style:style>
    <style:style style:name="P3" style:family="paragraph" style:parent-style-name="Standard">
      <style:text-properties officeooo:rsid="001dc677" officeooo:paragraph-rsid="001dc677"/>
    </style:style>
    <style:style style:name="P4" style:family="paragraph" style:parent-style-name="Standard">
      <style:paragraph-properties fo:break-before="page"/>
    </style:style>
    <style:style style:name="P5" style:family="paragraph" style:parent-style-name="Deckblatt_20_Titel_20_2">
      <style:text-properties officeooo:rsid="001dc677" officeooo:paragraph-rsid="001dc677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officeooo:rsid="001dc677" officeooo:paragraph-rsid="001dc677"/>
    </style:style>
    <style:style style:name="P8" style:family="paragraph" style:parent-style-name="Standard" style:list-style-name="L2">
      <style:text-properties officeooo:rsid="001dc677" officeooo:paragraph-rsid="001dc677"/>
    </style:style>
    <style:style style:name="P9" style:family="paragraph" style:parent-style-name="Standard">
      <style:text-properties officeooo:rsid="001dc677" officeooo:paragraph-rsid="001dc677"/>
    </style:style>
    <style:style style:name="P10" style:family="paragraph" style:parent-style-name="Standard" style:list-style-name="L2"/>
    <style:style style:name="P11" style:family="paragraph" style:parent-style-name="Heading_20_1">
      <style:text-properties officeooo:rsid="001dc677" officeooo:paragraph-rsid="001dc677"/>
    </style:style>
    <style:style style:name="P12" style:family="paragraph" style:parent-style-name="Deckblatt_20_Titel_20_1" style:master-page-name="First_20_Page">
      <style:paragraph-properties style:page-number="auto"/>
      <style:text-properties officeooo:rsid="001dc677"/>
    </style:style>
    <style:style style:name="P13" style:family="paragraph" style:parent-style-name="Deckblatt_20_Titel_20_2">
      <style:text-properties officeooo:rsid="001dc677"/>
    </style:style>
    <style:style style:name="P14" style:family="paragraph" style:parent-style-name="Contents_20_Heading" style:master-page-name="Convert_20_1">
      <style:paragraph-properties style:page-number="auto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dc677"/>
    </style:style>
    <style:style style:name="T2" style:family="text">
      <style:text-properties officeooo:rsid="001f0000"/>
    </style:style>
    <style:style style:name="T3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tudienordnung</text:p>
      <text:p text:style-name="P13">Studiengangsbezeichnung</text:p>
      <text:p text:style-name="P5">Kennzah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Deckblatt_20_Titel_20_3">FHTW - <text:span text:style-name="T1">Studiengangskurzbzlang</text:span></text:p>
      <text:p text:style-name="Standard"/>
      <text:p text:style-name="Anmerkungen_20_-_20_bitte_20_löschen_21_"/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4">Inhaltsverzeichnis</text:p>
          </text:index-title>
          <text:p text:style-name="P15"><text:a xlink:type="simple" xlink:href="#__RefHeading__359_971256360" text:style-name="Index_20_Link" text:visited-style-name="Index_20_Link"><text:s/>1 Studiengangseckdaten<text:tab/>3</text:a></text:p>
          <text:p text:style-name="P15"><text:a xlink:type="simple" xlink:href="#__RefHeading__15777_1435587267" text:style-name="Index_20_Link" text:visited-style-name="Index_20_Link"><text:s/>2 Berufliche Tätigkeitsfelder<text:tab/>3</text:a></text:p>
          <text:p text:style-name="P15"><text:a xlink:type="simple" xlink:href="#__RefHeading__15779_1435587267" text:style-name="Index_20_Link" text:visited-style-name="Index_20_Link"><text:s/>3 Qualifikationsziele (Lernergebnisse des Studienganges)<text:tab/>3</text:a></text:p>
          <text:p text:style-name="P15"><text:a xlink:type="simple" xlink:href="#__RefHeading__15781_1435587267" text:style-name="Index_20_Link" text:visited-style-name="Index_20_Link"><text:s/>4 Curriculum<text:tab/>3</text:a></text:p>
          <text:p text:style-name="P17"><text:a xlink:type="simple" xlink:href="#__RefHeading__339_971256360" text:style-name="Index_20_Link" text:visited-style-name="Index_20_Link"><text:s/>4.1 Studienordnung WS2013<text:tab/>3</text:a></text:p>
          <text:p text:style-name="P16"><text:a xlink:type="simple" xlink:href="#__RefHeading__361_971256360" text:style-name="Index_20_Link" text:visited-style-name="Index_20_Link"><text:s/>4.1.1 Studienplan Orgform<text:tab/>3</text:a></text:p>
          <text:p text:style-name="P16"><text:a xlink:type="simple" xlink:href="#__RefHeading__15783_1435587267" text:style-name="Index_20_Link" text:visited-style-name="Index_20_Link"><text:s/>4.1.1.1 Lehrveranstaltungen<text:tab/>3</text:a></text:p>
          <text:p text:style-name="P15"><text:a xlink:type="simple" xlink:href="#__RefHeading__15785_1435587267" text:style-name="Index_20_Link" text:visited-style-name="Index_20_Link"><text:s/>5 Zugangsvoraussetzungen<text:tab/>3</text:a></text:p>
          <text:p text:style-name="P15"><text:a xlink:type="simple" xlink:href="#__RefHeading__15787_1435587267" text:style-name="Index_20_Link" text:visited-style-name="Index_20_Link"><text:s/>6 Aufnahmeverfahren<text:tab/>3</text:a></text:p>
        </text:index-body>
      </text:table-of-content>
      <text:list xml:id="list1907704423577569659" text:style-name="Numbering_20_1">
        <text:list-header>
          <text:h text:style-name="Heading_20_1" text:outline-level="1"/>
        </text:list-header>
      </text:list>
      <text:p text:style-name="P4"/>
      <text:list xml:id="list233821455398143" text:continue-numbering="true" text:style-name="Numbering_20_1">
        <text:list-item>
          <text:h text:style-name="P11" text:outline-level="1"><text:bookmark-start text:name="__RefHeading__359_971256360"/>Studiengang<text:span text:style-name="T2">seckdaten</text:span><text:bookmark-end text:name="__RefHeading__359_971256360"/></text:h>
        </text:list-item>
      </text:list>
      <text:p text:style-name="Standard"/>
      <text:p text:style-name="P3">Studiengangskennzahl: 0227</text:p>
      <text:p text:style-name="P3">Studiengangstyp: Bakk</text:p>
      <text:p text:style-name="P3">Studiengangs Kürzel: kurzbz</text:p>
      <text:p text:style-name="P3"/>
      <text:list xml:id="list233821599912460" text:continue-numbering="true" text:style-name="Numbering_20_1">
        <text:list-item>
          <text:h text:style-name="Heading_20_1" text:outline-level="1"><text:bookmark-start text:name="__RefHeading__15777_1435587267"/>Berufliche Tätigkeitsfelder<text:bookmark-end text:name="__RefHeading__15777_1435587267"/></text:h>
        </text:list-item>
        <text:list-item>
          <text:h text:style-name="Heading_20_1" text:outline-level="1"><text:bookmark-start text:name="__RefHeading__15779_1435587267"/>Qualifikationsziele (Lernergebnisse des Studienganges)<text:bookmark-end text:name="__RefHeading__15779_1435587267"/></text:h>
        </text:list-item>
        <text:list-item>
          <text:h text:style-name="Heading_20_1" text:outline-level="1"><text:bookmark-start text:name="__RefHeading__15781_1435587267"/>Curriculum<text:bookmark-end text:name="__RefHeading__15781_1435587267"/></text:h>
          <text:list>
            <text:list-item>
              <text:h text:style-name="Heading_20_2" text:outline-level="2"><text:bookmark-start text:name="__RefHeading__339_971256360"/>Studienordnung WS2013<text:bookmark-end text:name="__RefHeading__339_971256360"/></text:h>
            </text:list-item>
          </text:list>
        </text:list-item>
      </text:list>
      <text:list xml:id="list8309596791993483161" text:style-name="L1">
        <text:list-item>
          <text:p text:style-name="P7">Regelstudiendauer: regelstdauer</text:p>
        </text:list-item>
        <text:list-item>
          <text:p text:style-name="P7">Studiengangsbezeichnung: </text:p>
        </text:list-item>
        <text:list-item>
          <text:p text:style-name="P7">Studiengangsbezeichnung (engl.): </text:p>
        </text:list-item>
        <text:list-item>
          <text:p text:style-name="P7">Kurzbezeichnung: </text:p>
          <text:list>
            <text:list-item>
              <text:p text:style-name="P6"/>
            </text:list-item>
          </text:list>
        </text:list-item>
      </text:list>
      <text:p text:style-name="Standard"/>
      <text:p text:style-name="Standard"/>
      <text:list xml:id="list233822041148163" text:continue-list="list233821599912460" text:style-name="Numbering_20_1">
        <text:list-item>
          <text:list>
            <text:list-item>
              <text:list>
                <text:list-item>
                  <text:h text:style-name="Heading_20_3" text:outline-level="3"><text:bookmark-start text:name="__RefHeading__361_971256360"/>Studienplan <text:span text:style-name="T1">Orgform</text:span><text:bookmark-end text:name="__RefHeading__361_971256360"/></text:h>
                </text:list-item>
              </text:list>
            </text:list-item>
          </text:list>
        </text:list-item>
      </text:list>
      <text:list xml:id="list5318946080435694118" text:style-name="L2">
        <text:list-item>
          <text:p text:style-name="P10"><text:span text:style-name="T1">Organisationsform</text:span>: </text:p>
        </text:list-item>
        <text:list-item>
          <text:p text:style-name="P8">Studienplätze: </text:p>
        </text:list-item>
      </text:list>
      <text:list xml:id="list233823045617055" text:continue-list="list233822041148163" text:style-name="Numbering_20_1">
        <text:list-item>
          <text:list>
            <text:list-item>
              <text:list>
                <text:list-item>
                  <text:list>
                    <text:list-item>
                      <text:h text:style-name="Heading_20_3" text:outline-level="3"><text:bookmark-start text:name="__RefHeading__15783_1435587267"/>Lehrveranstaltungen<text:bookmark-end text:name="__RefHeading__15783_1435587267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xml:id="list233823232037712" text:continue-numbering="true" text:style-name="Numbering_20_1">
        <text:list-item>
          <text:h text:style-name="Heading_20_1" text:outline-level="1"><text:bookmark-start text:name="__RefHeading__15785_1435587267"/>Zugangsvoraussetzungen<text:bookmark-end text:name="__RefHeading__15785_1435587267"/></text:h>
        </text:list-item>
        <text:list-item>
          <text:h text:style-name="Heading_20_1" text:outline-level="1"><text:bookmark-start text:name="__RefHeading__15787_1435587267"/>Aufnahmeverfahren<text:bookmark-end text:name="__RefHeading__15787_1435587267"/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de" fo:country="AT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30%" fo:orphans="2" fo:widows="2" text:number-lines="false" text:line-number="0" style:writing-mode="lr-tb"/>
      <style:text-properties style:use-window-font-color="true" style:font-name="Arial" fo:font-family="Arial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Standard" style:default-outline-level="1" style:list-style-name="Numbering_20_1" style:class="text">
      <style:paragraph-properties fo:margin-top="0cm" fo:margin-bottom="0.212cm" style:contextual-spacing="false" fo:line-height="110%" fo:keep-with-next="always">
        <style:tab-stops/>
      </style:paragraph-properties>
      <style:text-properties fo:color="#0086cb" fo:font-size="26pt" style:letter-kerning="true" style:font-size-asian="26pt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Numbering_20_1" style:class="text">
      <style:paragraph-properties fo:margin-top="0cm" fo:margin-bottom="0.212cm" style:contextual-spacing="false" fo:line-height="110%" style:shadow="none" fo:keep-with-next="always" text:number-lines="true" text:line-number="0">
        <style:tab-stops/>
      </style:paragraph-properties>
      <style:text-properties fo:color="#0086cb" fo:font-size="20pt" style:font-size-asian="20pt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Standard" style:default-outline-level="3" style:list-style-name="Numbering_20_1" style:class="text">
      <style:paragraph-properties fo:margin-top="0cm" fo:margin-bottom="0.212cm" style:contextual-spacing="false" fo:line-height="110%" fo:keep-with-next="always">
        <style:tab-stops/>
      </style:paragraph-properties>
      <style:text-properties fo:color="#0086cb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Heading" style:next-style-name="Standard" style:class="text">
      <style:paragraph-properties fo:margin-top="0cm" fo:margin-bottom="0.106cm" style:contextual-spacing="false" fo:line-height="110%" fo:keep-with-next="always"/>
      <style:text-properties fo:font-size="13pt" fo:language="de" fo:country="AT" fo:font-weight="bold" style:font-size-asian="13pt" style:font-weight-asian="bold" style:font-size-complex="14pt" style:font-weight-complex="bold"/>
    </style:style>
    <style:style style:name="Heading_20_5" style:display-name="Heading 5" style:family="paragraph" style:parent-style-name="Heading" style:next-style-name="Standard" style:class="text">
      <style:paragraph-properties fo:margin-top="0cm" fo:margin-bottom="0.106cm" style:contextual-spacing="false"/>
      <style:text-properties fo:language="de" fo:country="AT" style:font-size-complex="13pt" style:font-style-complex="italic" style:font-weight-complex="bold"/>
    </style:style>
    <style:style style:name="Formatvorlage_20_Aufzählungen_20_1" style:display-name="Formatvorlage Aufzählungen 1" style:family="paragraph" style:parent-style-name="Standard" style:list-style-name="WW8Num1">
      <style:text-properties fo:language="de" fo:country="A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9pt" style:font-size-asian="9pt"/>
    </style:style>
    <style:style style:name="Anmerkungen_20_-_20_bitte_20_löschen_21_" style:display-name="Anmerkungen - bitte löschen!" style:family="paragraph" style:parent-style-name="Standard" style:next-style-name="Standard">
      <style:text-properties fo:color="#626b71"/>
    </style:style>
    <style:style style:name="Formatvorlage_20_Aufzählungen_20_2" style:display-name="Formatvorlage Aufzählungen 2" style:family="paragraph" style:parent-style-name="Standard" style:default-outline-level="2">
      <style:text-properties fo:language="de" fo:country="AT"/>
    </style:style>
    <style:style style:name="Formatvorlage_20_Aufzählungen_20_3" style:display-name="Formatvorlage Aufzählungen 3" style:family="paragraph" style:parent-style-name="Standard" style:list-style-name="WW8Num2">
      <style:text-properties fo:language="de" fo:country="AT"/>
    </style:style>
    <style:style style:name="Deckblatt_20_Titel_20_1" style:display-name="Deckblatt Titel 1" style:family="paragraph" style:parent-style-name="Standard">
      <style:paragraph-properties fo:margin-top="0cm" fo:margin-bottom="0.212cm" style:contextual-spacing="false" fo:line-height="110%"/>
      <style:text-properties fo:color="#ffffff" fo:font-size="36pt" fo:language="de" fo:country="AT" style:font-size-asian="36pt"/>
    </style:style>
    <style:style style:name="Deckblatt_20_Titel_20_2" style:display-name="Deckblatt Titel 2" style:family="paragraph" style:parent-style-name="Standard">
      <style:paragraph-properties fo:margin-top="0cm" fo:margin-bottom="0.212cm" style:contextual-spacing="false" fo:line-height="110%"/>
      <style:text-properties fo:color="#ffffff" fo:font-size="26pt" style:font-size-asian="26pt"/>
    </style:style>
    <style:style style:name="Deckblatt_20_Titel_20_3" style:display-name="Deckblatt Titel 3" style:family="paragraph" style:parent-style-name="Standard">
      <style:paragraph-properties fo:margin-top="0cm" fo:margin-bottom="0.212cm" style:contextual-spacing="false" fo:line-height="110%"/>
      <style:text-properties fo:color="#0086cb" fo:font-size="18pt" style:font-size-asian="1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fo:font-variant="normal" fo:text-transform="none" fo:color="#000000" style:text-outline="false" style:text-line-through-style="none" style:text-position="-7% 100%" style:font-name="Wingdings" fo:font-family="Wingdings" style:font-pitch="variable" style:font-charset="x-symbol" fo:font-size="14pt" fo:text-shadow="none" style:font-size-asian="14pt" style:font-name-complex="Wingdings" style:font-family-complex="Wingdings" style:font-pitch-complex="variable" style:font-charset-complex="x-symbol" style:font-size-complex="14pt" text:display="tru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font-variant="normal" fo:text-transform="none" fo:color="#008462" style:text-outline="false" style:text-line-through-style="none" style:text-position="-12% 100%" style:font-name="Wingdings" fo:font-family="Wingdings" style:font-pitch="variable" style:font-charset="x-symbol" fo:font-size="16pt" fo:text-shadow="none" style:font-size-asian="16pt" style:font-name-complex="Wingdings" style:font-family-complex="Wingdings" style:font-pitch-complex="variable" style:font-charset-complex="x-symbol" style:font-size-complex="16pt" text:display="true"/>
    </style:style>
    <style:style style:name="WW8Num2z1" style:family="text">
      <style:text-properties fo:font-variant="normal" fo:text-transform="none" fo:color="#000000" style:text-outline="false" style:text-line-through-style="none" style:text-position="0% 100%" style:font-name="Wingdings" fo:font-family="Wingdings" style:font-pitch="variable" style:font-charset="x-symbol" fo:font-size="11pt" fo:font-style="normal" fo:text-shadow="none" fo:font-weight="normal" style:font-size-asian="11pt" style:font-style-asian="normal" style:font-weight-asian="normal" style:font-name-complex="Wingdings" style:font-family-complex="Wingdings" style:font-pitch-complex="variable" style:font-charset-complex="x-symbol" style:font-size-complex="11pt" text:display="tru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fo:font-variant="normal" fo:text-transform="none" fo:color="#008462" style:text-outline="false" style:text-line-through-style="none" style:text-position="-12% 100%" style:font-name="Wingdings" fo:font-family="Wingdings" style:font-pitch="variable" style:font-charset="x-symbol" fo:font-size="16pt" fo:text-shadow="none" style:font-size-asian="16pt" style:font-name-complex="Wingdings" style:font-family-complex="Wingdings" style:font-pitch-complex="variable" style:font-charset-complex="x-symbol" style:font-size-complex="16pt" text:display="true"/>
    </style:style>
    <style:style style:name="WW8Num3z1" style:family="text">
      <style:text-properties fo:font-variant="normal" fo:text-transform="none" fo:color="#000000" style:text-outline="false" style:text-line-through-style="none" style:text-position="9% 100%" style:font-name="Helvetica" fo:font-family="Helvetica" style:font-family-generic="swiss" style:font-pitch="variable" fo:font-size="11pt" fo:font-style="normal" fo:text-shadow="none" fo:font-weight="normal" style:font-size-asian="11pt" style:font-style-asian="normal" style:font-weight-asian="normal" style:font-name-complex="Helvetica" style:font-family-complex="Helvetica" style:font-family-generic-complex="swiss" style:font-pitch-complex="variable" style:font-size-complex="11pt" style:text-scale="100%" text:display="tru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bsatz-Standardschriftart" style:family="text"/>
    <style:style style:name="Page_20_Number" style:display-name="Page Number" style:family="text" style:parent-style-name="Absatz-Standardschriftart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Internet_20_link" style:display-name="Internet link" style:family="text" style:parent-style-name="Absatz-Standardschriftart">
      <style:text-properties fo:color="#0086cb" style:font-name="Arial" fo:font-family="Arial" style:font-family-generic="swiss" style:font-pitch="variable" fo:font-size="11pt" style:text-underline-style="none" style:font-size-asian="11pt" style:font-name-complex="Arial" style:font-family-complex="Arial" style:font-family-generic-complex="swiss" style:font-pitch-complex="variable"/>
    </style:style>
    <style:style style:name="Visited_20_Internet_20_Link" style:display-name="Visited Internet Link" style:family="text" style:parent-style-name="Absatz-Standardschriftart">
      <style:text-properties fo:color="#626b71" style:font-name="Arial" fo:font-family="Arial" style:font-family-generic="swiss" style:font-pitch="variable" fo:font-size="11pt" style:text-underline-style="none" style:font-size-asian="11pt" style:font-name-complex="Arial" style:font-family-complex="Arial" style:font-family-generic-complex="swiss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Wingdings"/>
      </text:list-level-style-bullet>
      <text:list-level-style-bullet text:level="2" text:style-name="WW8Num2z1" style:num-suffix="." text:bullet-char="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Wingdings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Standard">
      <style:text-properties style:language-asian="zxx" style:country-asian="non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6.001cm" fo:margin-bottom="1.251cm" fo:margin-left="2cm" fo:margin-right="2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75cm" fo:margin-left="0cm" fo:margin-right="0cm" fo:margin-top="2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4.001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6.001cm" fo:margin-left="0cm" fo:margin-right="0cm" fo:margin-bottom="5.902cm" style:dynamic-spacing="true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4.501cm" fo:margin-bottom="2cm" fo:margin-left="2cm" fo:margin-right="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6.001cm" fo:margin-left="0cm" fo:margin-right="0cm" fo:margin-bottom="5.902cm" style:dynamic-spacing="true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0cm" fo:margin-bottom="1.251cm" fo:margin-left="2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501cm" fo:margin-left="0cm" fo:margin-right="0cm" fo:margin-bottom="4.403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2cm" draw:z-index="0"><draw:text-box fo:min-height="0.37cm" fo:min-width="0.041cm"><text:p text:style-name="Footer"><text:span text:style-name="Page_20_Number"><text:page-number text:select-page="current"/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2" draw:name="graphics1" text:anchor-type="char" svg:x="-2.007cm" svg:y="-0.007cm" svg:width="21.001cm" svg:height="29.699cm" draw:z-index="0"><draw:image xlink:href="Pictures/100000000000081300000B6BA36A3CC0.jpg" xlink:type="simple" xlink:show="embed" xlink:actuate="onLoad"/></draw:frame></text:p>
      </style:header>
      <style:footer>
        <text:p text:style-name="Footer"/>
      </style:footer>
    </style:master-page>
    <style:master-page style:name="First_20_convert_20_1" style:display-name="First convert 1" style:page-layout-name="Mpm3" style:next-style-name="Convert_20_1">
      <style:header>
        <text:p text:style-name="MP2"><draw:frame draw:style-name="Mfr2" draw:name="graphics3" text:anchor-type="char" svg:x="-2.007cm" svg:y="-0.007cm" svg:width="21.001cm" svg:height="29.699cm" draw:z-index="0"><draw:image xlink:href="Pictures/100000000000081300000B6BA36A3CC0.jpg" xlink:type="simple" xlink:show="embed" xlink:actuate="onLoad"/></draw:frame></text:p>
      </style:header>
      <style:footer>
        <text:p text:style-name="Footer"/>
      </style:footer>
    </style:master-page>
    <style:master-page style:name="Convert_20_1" style:display-name="Convert 1" style:page-layout-name="Mpm4">
      <style:header>
        <text:p text:style-name="MP2"><draw:frame draw:style-name="Mfr2" draw:name="graphics2" text:anchor-type="char" svg:x="11.508cm" svg:y="0.594cm" svg:width="6.008cm" svg:height="2.699cm" draw:z-index="2"><draw:image xlink:href="Pictures/1000000000000F43000006D854A2A369.jpg" xlink:type="simple" xlink:show="embed" xlink:actuate="onLoad"/></draw:frame></text:p>
      </style:header>
      <style:footer>
        <text:p text:style-name="MP1"><draw:frame draw:style-name="Mfr1" draw:name="Frame2" text:anchor-type="paragraph" svg:y="0.002cm" draw:z-index="4"><draw:text-box fo:min-height="0.37cm" fo:min-width="0.041cm"><text:p text:style-name="Footer"><text:span text:style-name="Page_20_Number"><text:page-number text:select-page="current">3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Überschrift 1</dc:title>
    <meta:initial-creator>karl </meta:initial-creator>
    <meta:creation-date>2012-09-24T09:38:53</meta:creation-date>
    <dc:date>2014-01-30T23:38:21.171505320</dc:date>
    <meta:print-date>2010-03-04T16:05:00</meta:print-date>
    <meta:editing-cycles>15</meta:editing-cycles>
    <meta:generator>LibreOffice/4.1.4.2$Linux_X86_64 LibreOffice_project/410m0$Build-2</meta:generator>
    <meta:editing-duration>PT1H37M27S</meta:editing-duration>
    <dc:creator>Christian Paminger</dc:creator>
    <meta:document-statistic meta:table-count="0" meta:image-count="3" meta:object-count="0" meta:page-count="3" meta:paragraph-count="35" meta:word-count="87" meta:character-count="828" meta:non-whitespace-character-count="758"/>
    <meta:user-defined meta:name="Info 1"/>
    <meta:user-defined meta:name="Info 2"/>
    <meta:user-defined meta:name="Info 3"/>
    <meta:user-defined meta:name="Info 4"/>
  </office:meta>
</office:document-meta>
</file>